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8aa97" draw:textarea-horizontal-align="left" draw:textarea-vertical-align="top" draw:auto-grow-height="false" fo:min-height="3.052cm" fo:min-width="8.136cm" fo:wrap-option="wrap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06cm" fo:min-width="3.60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5cm" fo:min-width="4.4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95cm" fo:min-width="5.76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4cm" fo:min-width="2.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5cm" fo:min-width="6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6cm" fo:min-width="2.5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45cm" fo:min-width="6.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5cm" fo:min-width="6.059cm"/>
    </style:style>
    <style:style style:name="P1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-color="#f8aa97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8.636cm" svg:height="3.302cm" svg:x="11.4cm" svg:y="1.098cm">
          <text:p text:style-name="P1"><text:span text:style-name="T1">Program oblicza sumę cyfr, liczby dwucyfrowej, która została <text:s/>wprowadzona przez użytkownika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5.8cm" svg:height="2.2cm" svg:x="1.1cm" svg:y="1.1cm">
          <text:p text:style-name="P3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0" draw:id="id10" draw:layer="layout" svg:width="5.8cm" svg:height="2.2cm" svg:x="12.2cm" svg:y="21.9cm">
          <text:p text:style-name="P3"><text:span text:style-name="T2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4.9cm" svg:height="1.4cm" svg:x="1.3cm" svg:y="4.1cm">
          <text:p text:style-name="P5"><text:span text:style-name="T2">suma = 0</text:span></text:p>
          <draw:enhanced-geometry svg:viewBox="0 0 21600 21600" draw:type="rectangle" draw:enhanced-path="M 0 0 L 21600 0 21600 21600 0 21600 0 0 Z N"/>
        </draw:custom-shape>
        <draw:connector draw:style-name="gr4" draw:text-style-name="P3" xml:id="id2" draw:id="id2" draw:layer="layout" svg:x1="4cm" svg:y1="3.3cm" svg:x2="4cm" svg:y2="3.3cm" draw:start-shape="id1" draw:start-glue-point="8" draw:end-shape="id1" draw:end-glue-point="8" svg:d="M4000 3300z" svg:viewBox="0 0 1 1">
          <text:p/>
        </draw:connector>
        <draw:connector draw:style-name="gr5" draw:text-style-name="P6" draw:layer="layout" draw:type="line" svg:x1="4cm" svg:y1="3.3cm" svg:x2="3.75cm" svg:y2="4.1cm" draw:start-shape="id2" draw:start-glue-point="0" draw:end-shape="id3" draw:end-glue-point="0" svg:d="M4000 3300l-250 800" svg:viewBox="0 0 251 801">
          <text:p/>
        </draw:connector>
        <draw:custom-shape draw:style-name="gr6" draw:text-style-name="P7" xml:id="id4" draw:id="id4" draw:layer="layout" svg:width="6.267cm" svg:height="1.2cm" draw:transform="skewX (0.41556289489985) translate (1.633cm 6.1cm)">
          <text:p text:style-name="P5"><text:span text:style-name="T3">Pobierz liczba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3.75cm" svg:y1="5.5cm" svg:x2="4.766cm" svg:y2="6.1cm" draw:start-shape="id3" draw:start-glue-point="2" draw:end-shape="id4" svg:d="M3750 5500l1016 600" svg:viewBox="0 0 1017 601">
          <text:p/>
        </draw:connector>
        <draw:custom-shape draw:style-name="gr7" draw:text-style-name="P9" xml:id="id5" draw:id="id5" draw:layer="layout" svg:width="6cm" svg:height="3.3cm" svg:x="8cm" svg:y="6.8cm">
          <text:p text:style-name="P8"><text:span text:style-name="T1">while liczba &lt; 10 :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draw:type="line" svg:x1="7.635cm" svg:y1="6.7cm" svg:x2="11cm" svg:y2="6.8cm" draw:start-shape="id4" draw:start-glue-point="1" draw:end-shape="id5" draw:end-glue-point="4" svg:d="M7635 6700l3365 100" svg:viewBox="0 0 3366 101">
          <text:p/>
        </draw:connector>
        <draw:custom-shape draw:style-name="gr8" draw:text-style-name="P4" xml:id="id6" draw:id="id6" draw:layer="layout" svg:width="7.3cm" svg:height="1.8cm" svg:x="2.3cm" svg:y="18.4cm">
          <text:p text:style-name="P5"><text:span text:style-name="T2">liczba = int(liczba / 10)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7" draw:id="id7" draw:layer="layout" svg:width="6.1cm" svg:height="3.699cm" svg:x="2.6cm" svg:y="10.101cm">
          <text:p text:style-name="P5"><text:span text:style-name="T2">while liczba &gt; 0 :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xml:id="id8" draw:id="id8" draw:layer="layout" svg:width="6.8cm" svg:height="1.7cm" svg:x="2.7cm" svg:y="15.5cm">
          <text:p text:style-name="P5"><text:span text:style-name="T2">suma += liczba % 10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8cm" svg:y1="8.45cm" svg:x2="2.3cm" svg:y2="19.3cm" draw:start-shape="id5" draw:start-glue-point="5" draw:end-shape="id6" draw:end-glue-point="3" svg:d="M8000 8450h-6201v10850h501" svg:viewBox="0 0 6202 10851">
          <text:p text:style-name="P3"><text:span text:style-name="T2"/></text:p>
        </draw:connector>
        <draw:connector draw:style-name="gr11" draw:text-style-name="P10" draw:layer="layout" svg:x1="8cm" svg:y1="8.45cm" svg:x2="5.65cm" svg:y2="10.101cm" draw:start-shape="id5" draw:start-glue-point="5" draw:end-shape="id7" svg:d="M8000 8450h-2350v1651" svg:viewBox="0 0 2351 1652">
          <text:p text:style-name="P3"><text:span text:style-name="T2">TAK</text:span></text:p>
        </draw:connector>
        <draw:connector draw:style-name="gr5" draw:text-style-name="P6" draw:layer="layout" draw:type="line" svg:x1="6.1cm" svg:y1="17.2cm" svg:x2="5.95cm" svg:y2="18.4cm" draw:start-shape="id8" draw:start-glue-point="2" draw:end-shape="id6" draw:end-glue-point="0" svg:d="M6100 17200l-150 1200" svg:viewBox="0 0 151 1201">
          <text:p/>
        </draw:connector>
        <draw:connector draw:style-name="gr11" draw:text-style-name="P10" draw:layer="layout" svg:x1="2.6cm" svg:y1="11.951cm" svg:x2="2.7cm" svg:y2="16.35cm" draw:start-shape="id7" draw:start-glue-point="5" draw:end-shape="id8" svg:d="M2600 11951h-501v4399h601" svg:viewBox="0 0 602 4400">
          <text:p text:style-name="P3"><text:span text:style-name="T2">TAK</text:span></text:p>
        </draw:connector>
        <draw:custom-shape draw:style-name="gr12" draw:text-style-name="P7" xml:id="id9" draw:id="id9" draw:layer="layout" svg:width="6.559cm" svg:height="1.4cm" draw:transform="skewX (0.41556289489985) translate (11.241cm 15.5cm)">
          <text:p text:style-name="P5"><text:span text:style-name="T3">Wypisz Suma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svg:x1="8.7cm" svg:y1="11.951cm" svg:x2="17.491cm" svg:y2="16.2cm" draw:start-shape="id7" draw:start-glue-point="7" draw:end-shape="id9" draw:end-glue-point="1" svg:d="M8700 11951h9600v4249h-809" svg:viewBox="0 0 9601 4250">
          <text:p text:style-name="P3"><text:span text:style-name="T2">NIE</text:span></text:p>
        </draw:connector>
        <draw:connector draw:style-name="gr5" draw:text-style-name="P6" draw:layer="layout" svg:x1="14cm" svg:y1="8.45cm" svg:x2="18cm" svg:y2="23cm" draw:start-shape="id5" draw:start-glue-point="7" draw:end-shape="id10" draw:end-glue-point="10" svg:d="M14000 8450h4502v14550h-502" svg:viewBox="0 0 4503 14551">
          <text:p/>
        </draw:connector>
        <draw:connector draw:style-name="gr5" draw:text-style-name="P6" draw:layer="layout" draw:type="line" svg:x1="13.902cm" svg:y1="16.9cm" svg:x2="15.1cm" svg:y2="21.9cm" draw:start-shape="id9" draw:start-glue-point="2" draw:end-shape="id10" svg:d="M13902 16900l1198 5000" svg:viewBox="0 0 1199 5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22:02:09.400617694</meta:creation-date>
    <dc:date>2018-10-03T22:44:45.678615723</dc:date>
    <meta:editing-duration>PT4M38S</meta:editing-duration>
    <meta:editing-cycles>1</meta:editing-cycles>
    <meta:document-statistic meta:object-count="21"/>
    <meta:generator>LibreOffice/6.0.6.2$Linux_X86_64 LibreOffice_project/00m0$Build-2</meta:generator>
  </office:meta>
</office:document-meta>
</file>